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1.1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shapes>
          <draw:frame draw:z-index="0" draw:style-name="gr1" draw:text-style-name="P1" svg:width="9.3563in" svg:height="5.5634in" svg:x="5.5291in" svg:y="3.0429in">
            <draw:object draw:notify-on-update-of-ranges="Sheet1.C3:Sheet1.C15 Sheet1.D3:Sheet1.D15 Sheet1.J3:Sheet1.J15 Sheet1.G3:Sheet1.G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User cos sig=28</text:p>
          </table:table-cell>
          <table:table-cell table:number-columns-repeated="2"/>
          <table:table-cell office:value-type="string" calcext:value-type="string">
            <text:p>User pearson sig=28</text:p>
          </table:table-cell>
          <table:table-cell table:number-columns-repeated="2"/>
          <table:table-cell office:value-type="string" calcext:value-type="string">
            <text:p>User spearman sig=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7983434019517" calcext:value-type="float">
            <text:p>0.79834340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02587753769065" calcext:value-type="float">
            <text:p>0.802587753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35329731779827" calcext:value-type="float">
            <text:p>0.8353297318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770331998321084" calcext:value-type="float">
            <text:p>0.770331998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771703120326435" calcext:value-type="float">
            <text:p>0.771703120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01613733432843" calcext:value-type="float">
            <text:p>0.8016137334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755321734650753" calcext:value-type="float">
            <text:p>0.755321734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759764277727601" calcext:value-type="float">
            <text:p>0.759764277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785660014229975" calcext:value-type="float">
            <text:p>0.7856600142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749329308338555" calcext:value-type="float">
            <text:p>0.749329308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752857872461481" calcext:value-type="float">
            <text:p>0.752857872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777886310557078" calcext:value-type="float">
            <text:p>0.7778863106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745268534456146" calcext:value-type="float">
            <text:p>0.745268534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748509791598851" calcext:value-type="float">
            <text:p>0.748509791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769487487373706" calcext:value-type="float">
            <text:p>0.7694874874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.743907418644214" calcext:value-type="float">
            <text:p>0.743907418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745410660996799" calcext:value-type="float">
            <text:p>0.74541066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762090738788241" calcext:value-type="float">
            <text:p>0.7620907388</text:p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0.742347797481678" calcext:value-type="float">
            <text:p>0.742347797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742995311702931" calcext:value-type="float">
            <text:p>0.742995311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75710965007937" calcext:value-type="float">
            <text:p>0.7571096501</text:p>
          </table:table-cell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0.741604706725699" calcext:value-type="float">
            <text:p>0.741604706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743210451091215" calcext:value-type="float">
            <text:p>0.743210451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754384914433622" calcext:value-type="float">
            <text:p>0.7543849144</text:p>
          </table:table-cell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0.741163679889093" calcext:value-type="float">
            <text:p>0.741163679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742816854729021" calcext:value-type="float">
            <text:p>0.742816854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750479154231843" calcext:value-type="float">
            <text:p>0.7504791542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742329829584437" calcext:value-type="float">
            <text:p>0.742329829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742182638269421" calcext:value-type="float">
            <text:p>0.742182638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74967885967345" calcext:value-type="float">
            <text:p>0.7496788597</text:p>
          </table:table-cell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0.74172908194888" calcext:value-type="float">
            <text:p>0.741729081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741651782786154" calcext:value-type="float">
            <text:p>0.741651782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74784161773159" calcext:value-type="float">
            <text:p>0.7478416177</text:p>
          </table:table-cell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0.742002062345556" calcext:value-type="float">
            <text:p>0.742002062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741416437598533" calcext:value-type="float">
            <text:p>0.741416437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746339443379408" calcext:value-type="float">
            <text:p>0.7463394434</text:p>
          </table:table-cell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0.741156377130142" calcext:value-type="float">
            <text:p>0.741156377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741092014299112" calcext:value-type="float">
            <text:p>0.741092014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745631375968069" calcext:value-type="float">
            <text:p>0.74563137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User cos K=14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6T20:15:57.214168166</meta:creation-date>
    <dc:date>2015-05-27T00:18:28.855604985</dc:date>
    <meta:editing-duration>PT29M27S</meta:editing-duration>
    <meta:editing-cycles>2</meta:editing-cycles>
    <meta:generator>LibreOffice/4.2.8.2$Linux_X86_64 LibreOffice_project/420m0$Build-2</meta:generator>
    <meta:document-statistic meta:table-count="2" meta:cell-count="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Ultrafine_20_Dashed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766cm" svg:height="14.132cm" xlink:href=".." xlink:type="simple" chart:class="chart:line" chart:style-name="ch1">
        <chart:legend chart:legend-position="end" svg:x="18.659cm" svg:y="6.15cm" style:legend-expansion="high" chart:style-name="ch2"/>
        <chart:plot-area chart:style-name="ch3" table:cell-range-address="Sheet1.C3:Sheet1.D15 Sheet1.J3:Sheet1.J15 Sheet1.G3:Sheet1.G15" chart:data-source-has-labels="both" svg:x="1.486cm" svg:y="0.282cm" svg:width="16.698cm" svg:height="12.507cm">
          <chartooo:coordinate-region svg:x="2.398cm" svg:y="0.482cm" svg:width="15.506cm" svg:height="11.661cm"/>
          <chart:axis chart:dimension="x" chart:name="primary-x" chart:style-name="ch4" chartooo:axis-type="auto">
            <chartooo:date-scale/>
            <chart:title svg:x="18.73cm" svg:y="11.852cm" chart:style-name="ch5">
              <text:p>邻域K大小</text:p>
            </chart:title>
            <chart:categories table:cell-range-address="Sheet1.C3:Sheet1.C15"/>
          </chart:axis>
          <chart:axis chart:dimension="y" chart:name="primary-y" chart:style-name="ch4">
            <chart:title svg:x="0.451cm" svg:y="6.936cm" chart:style-name="ch6">
              <text:p>MAE</text:p>
            </chart:title>
            <chart:grid chart:style-name="ch7" chart:class="major"/>
          </chart:axis>
          <chart:series chart:style-name="ch8" chart:values-cell-range-address="Sheet1.D3:Sheet1.D15" chart:label-cell-address="cosine相关系数" chart:class="chart:line">
            <chart:data-point chart:repeated="13"/>
          </chart:series>
          <chart:series chart:style-name="ch9" chart:values-cell-range-address="Sheet1.J3:Sheet1.J15" chart:label-cell-address="spearman相关系数" chart:class="chart:line">
            <chart:data-point chart:repeated="13"/>
          </chart:series>
          <chart:series chart:style-name="ch10" chart:values-cell-range-address="Sheet1.G3:Sheet1.G15" chart:label-cell-address="pearson相关系数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ine相关系数</text:p>
              </table:table-cell>
              <table:table-cell office:value-type="string">
                <text:p>spearman相关系数</text:p>
              </table:table-cell>
              <table:table-cell office:value-type="string">
                <text:p>pearson相关系数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C3:Sheet1.C15</svg:desc>
                </draw:g>
              </table:table-cell>
              <table:table-cell office:value-type="float" office:value="0.7983434019517">
                <text:p>0.7983434019517</text:p>
                <draw:g>
                  <svg:desc>Sheet1.D3:Sheet1.D15</svg:desc>
                </draw:g>
              </table:table-cell>
              <table:table-cell office:value-type="float" office:value="0.835329731779827">
                <text:p>0.835329731779827</text:p>
                <draw:g>
                  <svg:desc>Sheet1.J3:Sheet1.J15</svg:desc>
                </draw:g>
              </table:table-cell>
              <table:table-cell office:value-type="float" office:value="0.802587753769065">
                <text:p>0.802587753769065</text:p>
                <draw:g>
                  <svg:desc>Sheet1.G3:Sheet1.G15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70331998321084">
                <text:p>0.770331998321084</text:p>
              </table:table-cell>
              <table:table-cell office:value-type="float" office:value="0.801613733432843">
                <text:p>0.801613733432843</text:p>
              </table:table-cell>
              <table:table-cell office:value-type="float" office:value="0.771703120326435">
                <text:p>0.77170312032643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55321734650753">
                <text:p>0.755321734650753</text:p>
              </table:table-cell>
              <table:table-cell office:value-type="float" office:value="0.785660014229975">
                <text:p>0.785660014229975</text:p>
              </table:table-cell>
              <table:table-cell office:value-type="float" office:value="0.759764277727601">
                <text:p>0.75976427772760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49329308338555">
                <text:p>0.749329308338555</text:p>
              </table:table-cell>
              <table:table-cell office:value-type="float" office:value="0.777886310557078">
                <text:p>0.777886310557078</text:p>
              </table:table-cell>
              <table:table-cell office:value-type="float" office:value="0.752857872461481">
                <text:p>0.75285787246148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5268534456146">
                <text:p>0.745268534456146</text:p>
              </table:table-cell>
              <table:table-cell office:value-type="float" office:value="0.769487487373706">
                <text:p>0.769487487373706</text:p>
              </table:table-cell>
              <table:table-cell office:value-type="float" office:value="0.748509791598851">
                <text:p>0.74850979159885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43907418644214">
                <text:p>0.743907418644214</text:p>
              </table:table-cell>
              <table:table-cell office:value-type="float" office:value="0.762090738788241">
                <text:p>0.762090738788241</text:p>
              </table:table-cell>
              <table:table-cell office:value-type="float" office:value="0.745410660996799">
                <text:p>0.74541066099679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42347797481678">
                <text:p>0.742347797481678</text:p>
              </table:table-cell>
              <table:table-cell office:value-type="float" office:value="0.75710965007937">
                <text:p>0.75710965007937</text:p>
              </table:table-cell>
              <table:table-cell office:value-type="float" office:value="0.742995311702931">
                <text:p>0.74299531170293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41604706725699">
                <text:p>0.741604706725699</text:p>
              </table:table-cell>
              <table:table-cell office:value-type="float" office:value="0.754384914433622">
                <text:p>0.754384914433622</text:p>
              </table:table-cell>
              <table:table-cell office:value-type="float" office:value="0.743210451091215">
                <text:p>0.74321045109121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41163679889093">
                <text:p>0.741163679889093</text:p>
              </table:table-cell>
              <table:table-cell office:value-type="float" office:value="0.750479154231843">
                <text:p>0.750479154231843</text:p>
              </table:table-cell>
              <table:table-cell office:value-type="float" office:value="0.742816854729021">
                <text:p>0.74281685472902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42329829584437">
                <text:p>0.742329829584437</text:p>
              </table:table-cell>
              <table:table-cell office:value-type="float" office:value="0.74967885967345">
                <text:p>0.74967885967345</text:p>
              </table:table-cell>
              <table:table-cell office:value-type="float" office:value="0.742182638269421">
                <text:p>0.74218263826942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4172908194888">
                <text:p>0.74172908194888</text:p>
              </table:table-cell>
              <table:table-cell office:value-type="float" office:value="0.74784161773159">
                <text:p>0.74784161773159</text:p>
              </table:table-cell>
              <table:table-cell office:value-type="float" office:value="0.741651782786154">
                <text:p>0.74165178278615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42002062345556">
                <text:p>0.742002062345556</text:p>
              </table:table-cell>
              <table:table-cell office:value-type="float" office:value="0.746339443379408">
                <text:p>0.746339443379408</text:p>
              </table:table-cell>
              <table:table-cell office:value-type="float" office:value="0.741416437598533">
                <text:p>0.74141643759853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41156377130142">
                <text:p>0.741156377130142</text:p>
              </table:table-cell>
              <table:table-cell office:value-type="float" office:value="0.745631375968069">
                <text:p>0.745631375968069</text:p>
              </table:table-cell>
              <table:table-cell office:value-type="float" office:value="0.741092014299112">
                <text:p>0.7410920142991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